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Normal" style:family="paragraph">
      <style:text-properties fo:font-size="14pt" style:font-size-asian="14pt" style:font-size-complex="14pt"/>
    </style:style>
    <style:style style:name="P3" style:parent-style-name="Normal" style:family="paragraph">
      <style:paragraph-properties fo:text-indent="0.5in"/>
    </style:style>
    <style:style style:name="P4" style:parent-style-name="Normal" style:family="paragraph">
      <style:paragraph-properties fo:text-indent="0.5in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paragraph-properties fo:text-indent="0.5in"/>
    </style:style>
    <style:style style:name="P7" style:parent-style-name="Normal" style:family="paragraph">
      <style:paragraph-properties fo:text-indent="0.5in"/>
    </style:style>
    <style:style style:name="P8" style:parent-style-name="Normal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Must-have:</text:p>
      <text:p text:style-name="ListParagraph">Een coole homepagina die vertelt wie ik ben en waar je rond kunt klikken.</text:p>
      <text:p text:style-name="ListParagraph">Een vet interview met een klasgenoot, met vragen waarom ze deze opleiding kozen.</text:p>
      <text:p text:style-name="ListParagraph">Een stukje over mijn achtergrond, met mijn werkervaring en opleidingen.</text:p>
      <text:p text:style-name="ListParagraph">Een pagina voor mijn toekomstige projecten (zet er gewoon plaatjes in als voorbeeld).</text:p>
      <text:p text:style-name="ListParagraph">Een deel waar ik mezelf kan laten zien als student/softwaredeveloper.</text:p>
      <text:p text:style-name="ListParagraph">Links naar mijn sociale media, zoals GitHub en LinkedIn.</text:p>
      <text:p text:style-name="ListParagraph">Een bouwtekening van de website (wireframe) en hoe alles met elkaar verbonden is (sitemap).</text:p>
      <text:p text:style-name="ListParagraph">Een plan van hoe ik alles ga aanpakken.</text:p>
      <text:p text:style-name="ListParagraph">Zorgen dat mijn code netjes en goed in elkaar zit.</text:p>
      <text:p text:style-name="P2">Should-have:</text:p>
      <text:p text:style-name="Normal"><text:tab/>Pagina's waar ik mijn projecten meer gedetailleerd kan laten zien.</text:p>
      <text:p text:style-name="P3">Meer achtergrondinformatie over mijn werkervaring en projecten.</text:p>
      <text:p text:style-name="P4">Uitbreiding van mijn persoonlijke sectie met mijn vaardigheden en dingen waar ik van houd.</text:p>
      <text:p text:style-name="P5">Could-have:</text:p>
      <text:p text:style-name="Normal"><text:tab/>Fancy dingen, zoals een blog of een forum.</text:p>
      <text:p text:style-name="P6">Leuke extra's zoals bewegende dingen op de pagina.</text:p>
      <text:p text:style-name="P7">Meer coole spullen voor mijn projecten (extra plaatjes, video's).</text:p>
      <text:p text:style-name="P8">Won't-have:</text:p>
      <text:p text:style-name="Normal"><text:tab/>Dingen die te ingewikkeld zijn voor een portfolio site, zoals een winkeloptie of z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iden dorchain</meta:initial-creator>
    <dc:creator>jaiden dorchain</dc:creator>
    <meta:creation-date>2023-12-07T01:12:00Z</meta:creation-date>
    <dc:date>2023-12-07T01:15:00Z</dc:date>
    <meta:template xlink:href="Normal" xlink:type="simple"/>
    <meta:editing-cycles>1</meta:editing-cycles>
    <meta:editing-duration>PT180S</meta:editing-duration>
    <meta:document-statistic meta:page-count="1" meta:paragraph-count="2" meta:word-count="170" meta:character-count="1139" meta:row-count="8" meta:non-whitespace-character-count="971"/>
  </office:meta>
</office:document-meta>
</file>